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4.895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2.88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239cm"/>
    </style:style>
    <style:style style:name="co16" style:family="table-column">
      <style:table-column-properties fo:break-before="auto" style:column-width="5.98cm"/>
    </style:style>
    <style:style style:name="co17" style:family="table-column">
      <style:table-column-properties fo:break-before="auto" style:column-width="2.196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5.054cm" fo:break-before="auto" style:use-optimal-row-height="tru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ärz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k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zember">
      <style:table-properties table:display="true" style:writing-mode="lr-tb"/>
    </style:style>
    <style:style style:name="ta13" style:family="table" style:master-page-name="PageStyle_5f__5f__5f_Goal_5f_Metadata">
      <style:table-properties table:display="fals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5f_BuiltIn_5f_Currency" style:data-style-name="N10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5f_BuiltIn_5f_Currency" style:data-style-name="N100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urrency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c0c0c0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c0c0c0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5f_BuiltIn_5f_Currency" style:data-style-name="N16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6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62">
      <style:table-cell-properties fo:border-bottom="0.088cm solid #0000ff" style:cell-protect="protected formula-hidden" style:print-content="true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62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Currency" style:data-style-name="N165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11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1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11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uro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5f_BuiltIn_5f_Currency" style:data-style-name="N119">
      <style:table-cell-properties style:glyph-orientation-vertical="0" fo:border-bottom="0.088cm solid #0000ff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0c0c0" style:cell-protect="formula-hidden" style:print-content="true" style:diagonal-bl-tr="none" style:diagonal-tl-br="none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5f_BuiltIn_5f_Currency" style:data-style-name="N119">
      <style:table-cell-properties style:glyph-orientation-vertical="0" fo:border-bottom="0.088cm solid #0000ff" style:cell-protect="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Excel_5f_BuiltIn_5f_Currency" style:data-style-name="N119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11">
      <style:table-cell-properties fo:border-bottom="none" fo:background-color="#c0c0c0" style:cell-protect="protected formula-hidden" style:print-content="tru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1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1">
      <style:table-cell-properties fo:border-bottom="0.088cm solid #000000" fo:background-color="#c0c0c0" style:cell-protect="protected formula-hidden" style:print-content="tru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Januar.C6">
          <table:help-message table:display="false">
            <text:p>Iimmer nur den 1. des jeweiligen Monats eingeben.</text:p>
          </table:help-message>
          <table:error-message table:message-type="stop" table:display="true"/>
        </table:content-validation>
      </table:content-validations>
      <table:table table:name="Januar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7" table:default-cell-style-name="ce34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Kasse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48" table:formula="of:=SUM([.G5:.G1108])" office:value-type="currency" office:currency="EUR" office:value="500">
            <text:p>500,00 € 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3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31" office:value-type="string">
            <text:p>Saldo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3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1/1</text:p>
          </table:table-cell>
          <table:table-cell table:style-name="ce10"/>
          <table:table-cell table:style-name="ce16" office:value-type="date" office:date-value="2010-01-01">
            <text:p>01.01.2010</text:p>
          </table:table-cell>
          <table:table-cell table:style-name="ce22" table:number-columns-repeated="2"/>
          <table:table-cell table:style-name="ce26" office:value-type="string">
            <text:p>Anfangsbestand</text:p>
          </table:table-cell>
          <table:table-cell table:style-name="ce33" office:value-type="float" office:value="500">
            <text:p>500,00 </text:p>
          </table:table-cell>
          <table:table-cell table:style-name="ce39"/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40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40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40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40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40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40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40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40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40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40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40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40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40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40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40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40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40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40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40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40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40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40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40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40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40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40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40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40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40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40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40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40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40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40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40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40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40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40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40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40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40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40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40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40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40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40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40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40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40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40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40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40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40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40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40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40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40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40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40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40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40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40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40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40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40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40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40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40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40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40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40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40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40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40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40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40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40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40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40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40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40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40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40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40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40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40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40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40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40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40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40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40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40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40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40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40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40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40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40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40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40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40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40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40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40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40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40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40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40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40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40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40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40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40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40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40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40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40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40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40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40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40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40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40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40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40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40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40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40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40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40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40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40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40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40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40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40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40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40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40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40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40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40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40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40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40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40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40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40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40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40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40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40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40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40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40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40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40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40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40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40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40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40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40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40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40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40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40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40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40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40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40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40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40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40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40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40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40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40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40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40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40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40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87]+[.G188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40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88]+[.G189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40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89]+[.G190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40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0]+[.G191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40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1]+[.G192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40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2]+[.G193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40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3]+[.G194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40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4]+[.G195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40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5]+[.G196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40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33" table:formula="of:=[.K196]+[.G197]" office:value-type="float" office:value="500">
            <text:p>500,00 </text:p>
          </table:table-cell>
          <table:table-cell table:style-name="ce52"/>
          <table:table-cell table:number-columns-repeated="1012"/>
        </table:table-row>
        <table:table-row table:style-name="ro3" table:number-rows-repeated="65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2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5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54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55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56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office:value-type="date" office:date-value="2010-02-01">
            <text:p>01.02.2010</text:p>
          </table:table-cell>
          <table:table-cell table:style-name="ce22"/>
          <table:table-cell table:style-name="ce22"/>
          <table:table-cell table:style-name="ce57" office:value-type="string">
            <text:p>Anfangsbestand</text:p>
          </table:table-cell>
          <table:table-cell table:style-name="ce33" table:formula="of:=[$Januar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/>
          <table:table-cell table:style-name="ce22"/>
          <table:table-cell table:style-name="ce57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ärz" table:style-name="ta3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office:value-type="date" office:date-value="2010-03-01">
            <text:p>01.03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Februar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3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4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3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office:value-type="date" office:date-value="2010-04-01">
            <text:p>01.04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März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1]&gt;0;[.D201]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0]+[.G2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2]&gt;0;[.D202]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1]+[.G2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" table:style-name="ta5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15" table:default-cell-style-name="ce23"/>
        <table:table-column table:style-name="co16" table:default-cell-style-name="ce28"/>
        <table:table-column table:style-name="co1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5-01">
            <text:p>01.05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April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" table:style-name="ta6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09-06-01">
            <text:p>01.06.2009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Mai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" table:style-name="ta7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09-07-01">
            <text:p>01.07.2009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Juni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gust" table:style-name="ta8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8-01">
            <text:p>01.08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Juli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9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9-01">
            <text:p>01.09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August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0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0-01">
            <text:p>01.10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September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1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1-01">
            <text:p>01.11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Oktober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zember" table:style-name="ta12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500">
            <text:p>500,00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2-01">
            <text:p>01.12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November.K1]" office:value-type="float" office:value="500">
            <text:p>500,00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G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]+[.G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]+[.G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]+[.G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]+[.G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]+[.G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]+[.G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]+[.G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]+[.G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]+[.G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]+[.G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]+[.G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]+[.G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]+[.G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]+[.G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]+[.G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0]+[.G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1]+[.G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2]+[.G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3]+[.G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4]+[.G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5]+[.G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6]+[.G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7]+[.G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8]+[.G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29]+[.G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0]+[.G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1]+[.G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2]+[.G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3]+[.G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4]+[.G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5]+[.G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6]+[.G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7]+[.G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8]+[.G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39]+[.G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0]+[.G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1]+[.G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2]+[.G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3]+[.G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4]+[.G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5]+[.G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6]+[.G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7]+[.G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8]+[.G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49]+[.G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0]+[.G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1]+[.G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2]+[.G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3]+[.G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4]+[.G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5]+[.G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6]+[.G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7]+[.G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8]+[.G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59]+[.G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0]+[.G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1]+[.G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2]+[.G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3]+[.G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4]+[.G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5]+[.G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6]+[.G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7]+[.G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8]+[.G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69]+[.G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0]+[.G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1]+[.G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2]+[.G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3]+[.G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4]+[.G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5]+[.G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6]+[.G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7]+[.G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8]+[.G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79]+[.G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0]+[.G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1]+[.G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2]+[.G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3]+[.G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4]+[.G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5]+[.G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6]+[.G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7]+[.G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8]+[.G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89]+[.G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0]+[.G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1]+[.G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2]+[.G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3]+[.G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4]+[.G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5]+[.G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6]+[.G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7]+[.G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8]+[.G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99]+[.G1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0]+[.G10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1]+[.G10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2]+[.G10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3]+[.G10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4]+[.G10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5]+[.G10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6]+[.G10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7]+[.G10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8]+[.G10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09]+[.G11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0]+[.G11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1]+[.G11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2]+[.G11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3]+[.G11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4]+[.G11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5]+[.G11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6]+[.G11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7]+[.G11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8]+[.G11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19]+[.G12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0]+[.G12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1]+[.G12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2]+[.G12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3]+[.G12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4]+[.G12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5]+[.G12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6]+[.G12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7]+[.G12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8]+[.G12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29]+[.G13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0]+[.G13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1]+[.G13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2]+[.G13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3]+[.G13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4]+[.G13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5]+[.G13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6]+[.G13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7]+[.G13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8]+[.G13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39]+[.G14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0]+[.G14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1]+[.G14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2]+[.G14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3]+[.G14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4]+[.G14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5]+[.G14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6]+[.G14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7]+[.G14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8]+[.G14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49]+[.G15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0]+[.G15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1]+[.G15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2]+[.G15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3]+[.G15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4]+[.G15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5]+[.G15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6]+[.G15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7]+[.G15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8]+[.G15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59]+[.G16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0]+[.G16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1]+[.G16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2]+[.G16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3]+[.G16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4]+[.G16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5]+[.G16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6]+[.G16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7]+[.G16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8]+[.G16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69]+[.G17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0]+[.G17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1]+[.G17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2]+[.G17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3]+[.G17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4]+[.G17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5]+[.G17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6]+[.G17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7]+[.G17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8]+[.G17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79]+[.G18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0]+[.G18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1]+[.G18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2]+[.G18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3]+[.G18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4]+[.G18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5]+[.G18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6]+[.G18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7]+[.G18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8]+[.G18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89]+[.G19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0]+[.G191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1]+[.G192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2]+[.G193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3]+[.G194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4]+[.G195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5]+[.G196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000">
            <text:p>1000</text:p>
          </table:table-cell>
          <table:table-cell table:style-name="ce49" table:formula="of:=[.K196]+[.G197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500">
            <text:p>500,00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Goal_Metadata" table:style-name="ta13" table:print="false">
        <table:table-column table:style-name="co13" table:number-columns-repeated="1024" table:default-cell-style-name="Default"/>
        <table:table-row table:style-name="ro3">
          <table:table-cell office:value-type="string">
            <text:p>_KAW999934</text:p>
          </table:table-cell>
          <table:table-cell office:value-type="string">
            <text:p>J</text:p>
          </table:table-cell>
          <table:table-cell table:number-columns-repeated="1022"/>
        </table:table-row>
        <table:table-row table:style-name="ro3">
          <table:table-cell office:value-type="string">
            <text:p>_KAW010507</text:p>
          </table:table-cell>
          <table:table-cell office:value-type="string">
            <text:p>Finanzbuchhaltung</text:p>
          </table:table-cell>
          <table:table-cell table:number-columns-repeated="1022"/>
        </table:table-row>
        <table:table-row table:style-name="ro3">
          <table:table-cell office:value-type="string">
            <text:p>_KAW010207</text:p>
          </table:table-cell>
          <table:table-cell table:number-columns-repeated="1023"/>
        </table:table-row>
        <table:table-row table:style-name="ro3">
          <table:table-cell office:value-type="string">
            <text:p>_KAW010201</text:p>
          </table:table-cell>
          <table:table-cell office:value-type="float" office:value="1244">
            <text:p>1244</text:p>
          </table:table-cell>
          <table:table-cell table:number-columns-repeated="1022"/>
        </table:table-row>
        <table:table-row table:style-name="ro3">
          <table:table-cell office:value-type="string">
            <text:p>_KAW010308</text:p>
          </table:table-cell>
          <table:table-cell office:value-type="string">
            <text:p>040 / 37 86 50 51</text:p>
          </table:table-cell>
          <table:table-cell table:number-columns-repeated="1022"/>
        </table:table-row>
        <table:table-row table:style-name="ro3">
          <table:table-cell office:value-type="string">
            <text:p>_KAW010203</text:p>
          </table:table-cell>
          <table:table-cell office:value-type="string">
            <text:p>Julia</text:p>
          </table:table-cell>
          <table:table-cell table:number-columns-repeated="1022"/>
        </table:table-row>
        <table:table-row table:style-name="ro3">
          <table:table-cell office:value-type="string">
            <text:p>_KAW010304</text:p>
          </table:table-cell>
          <table:table-cell office:value-type="string">
            <text:p>Neue Wall 54</text:p>
          </table:table-cell>
          <table:table-cell table:number-columns-repeated="1022"/>
        </table:table-row>
        <table:table-row table:style-name="ro3">
          <table:table-cell office:value-type="string">
            <text:p>_KAW010314</text:p>
          </table:table-cell>
          <table:table-cell table:number-columns-repeated="1023"/>
        </table:table-row>
        <table:table-row table:style-name="ro3">
          <table:table-cell office:value-type="string">
            <text:p>_KAW010306</text:p>
          </table:table-cell>
          <table:table-cell office:value-type="string">
            <text:p>20354 Hamburg</text:p>
          </table:table-cell>
          <table:table-cell table:number-columns-repeated="1022"/>
        </table:table-row>
        <table:table-row table:style-name="ro3">
          <table:table-cell office:value-type="string">
            <text:p>_KAW010409</text:p>
          </table:table-cell>
          <table:table-cell table:number-columns-repeated="1023"/>
        </table:table-row>
        <table:table-row table:style-name="ro3">
          <table:table-cell office:value-type="string">
            <text:p>_KAW010310</text:p>
          </table:table-cell>
          <table:table-cell table:number-columns-repeated="1023"/>
        </table:table-row>
        <table:table-row table:style-name="ro3">
          <table:table-cell office:value-type="string">
            <text:p>_KAW010999</text:p>
          </table:table-cell>
          <table:table-cell office:value-type="float" office:value="79865">
            <text:p>79865</text:p>
          </table:table-cell>
          <table:table-cell table:number-columns-repeated="1022"/>
        </table:table-row>
        <table:table-row table:style-name="ro3">
          <table:table-cell office:value-type="string">
            <text:p>_KAW010302</text:p>
          </table:table-cell>
          <table:table-cell office:value-type="string">
            <text:p>Karkowski, Dr.Trowitz &amp; Partner</text:p>
          </table:table-cell>
          <table:table-cell table:number-columns-repeated="1022"/>
        </table:table-row>
        <table:table-row table:style-name="ro3">
          <table:table-cell office:value-type="string">
            <text:p>_KAW010312</text:p>
          </table:table-cell>
          <table:table-cell office:value-type="string">
            <text:p>Hamburg</text:p>
          </table:table-cell>
          <table:table-cell table:number-columns-repeated="1022"/>
        </table:table-row>
        <table:table-row table:style-name="ro4">
          <table:table-cell office:value-type="string">
            <text:p>_KAW010415</text:p>
          </table:table-cell>
          <table:table-cell table:style-name="ce63" office:value-type="string">
            <text:p>Piratenpartei Deutschland</text:p>
            <text:p>Bundesverband</text:p>
            <text:p>zu Hd. Herrn Bernd Schlömer</text:p>
            <text:p>Pflugstraße 9a</text:p>
            <text:p>10115 Berlin</text:p>
          </table:table-cell>
          <table:table-cell table:number-columns-repeated="1022"/>
        </table:table-row>
        <table:table-row table:style-name="ro3">
          <table:table-cell office:value-type="string">
            <text:p>_KAW010501</text:p>
          </table:table-cell>
          <table:table-cell office:value-type="string">
            <text:p>Mandanten</text:p>
          </table:table-cell>
          <table:table-cell table:number-columns-repeated="1022"/>
        </table:table-row>
        <table:table-row table:style-name="ro3">
          <table:table-cell office:value-type="string">
            <text:p>_KAW010417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503</text:p>
          </table:table-cell>
          <table:table-cell office:value-type="string">
            <text:p>Piratenpartei Deutschland</text:p>
          </table:table-cell>
          <table:table-cell table:number-columns-repeated="1022"/>
        </table:table-row>
        <table:table-row table:style-name="ro3">
          <table:table-cell office:value-type="string">
            <text:p>_KAW010411</text:p>
          </table:table-cell>
          <table:table-cell table:number-columns-repeated="1023"/>
        </table:table-row>
        <table:table-row table:style-name="ro3">
          <table:table-cell office:value-type="string">
            <text:p>_KAW020000</text:p>
          </table:table-cell>
          <table:table-cell office:value-type="string">
            <text:p>ZSI3VG</text:p>
          </table:table-cell>
          <table:table-cell table:number-columns-repeated="1022"/>
        </table:table-row>
        <table:table-row table:style-name="ro3">
          <table:table-cell office:value-type="string">
            <text:p>_KAW010403</text:p>
          </table:table-cell>
          <table:table-cell table:number-columns-repeated="1023"/>
        </table:table-row>
        <table:table-row table:style-name="ro3">
          <table:table-cell office:value-type="string">
            <text:p>_KAW010401</text:p>
          </table:table-cell>
          <table:table-cell office:value-type="string">
            <text:p>Piratenpartei Deutschland Bundesverband</text:p>
          </table:table-cell>
          <table:table-cell table:number-columns-repeated="1022"/>
        </table:table-row>
        <table:table-row table:style-name="ro3">
          <table:table-cell office:value-type="string">
            <text:p>_KAW004002</text:p>
          </table:table-cell>
          <table:table-cell table:number-columns-repeated="1023"/>
        </table:table-row>
        <table:table-row table:style-name="ro3">
          <table:table-cell office:value-type="string">
            <text:p>_KAW010105</text:p>
          </table:table-cell>
          <table:table-cell table:number-columns-repeated="1023"/>
        </table:table-row>
        <table:table-row table:style-name="ro3">
          <table:table-cell office:value-type="string">
            <text:p>_KAW010107</text:p>
          </table:table-cell>
          <table:table-cell table:number-columns-repeated="1023"/>
        </table:table-row>
        <table:table-row table:style-name="ro3">
          <table:table-cell office:value-type="string">
            <text:p>_KAW01010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3">
          <table:table-cell office:value-type="string">
            <text:p>_KAW010208</text:p>
          </table:table-cell>
          <table:table-cell table:number-columns-repeated="1023"/>
        </table:table-row>
        <table:table-row table:style-name="ro3">
          <table:table-cell office:value-type="string">
            <text:p>_KAW010103</text:p>
          </table:table-cell>
          <table:table-cell office:value-type="string">
            <text:p>Kasse (Buchungsvorlage) monatlich</text:p>
          </table:table-cell>
          <table:table-cell table:number-columns-repeated="1022"/>
        </table:table-row>
        <table:table-row table:style-name="ro3">
          <table:table-cell office:value-type="string">
            <text:p>_KAW010204</text:p>
          </table:table-cell>
          <table:table-cell table:number-columns-repeated="1023"/>
        </table:table-row>
        <table:table-row table:style-name="ro3">
          <table:table-cell office:value-type="string">
            <text:p>_KAW010206</text:p>
          </table:table-cell>
          <table:table-cell table:number-columns-repeated="1023"/>
        </table:table-row>
        <table:table-row table:style-name="ro3">
          <table:table-cell office:value-type="string">
            <text:p>_KAW010309</text:p>
          </table:table-cell>
          <table:table-cell table:number-columns-repeated="1023"/>
        </table:table-row>
        <table:table-row table:style-name="ro3">
          <table:table-cell office:value-type="string">
            <text:p>_KAW010202</text:p>
          </table:table-cell>
          <table:table-cell office:value-type="string">
            <text:p>Wichmann</text:p>
          </table:table-cell>
          <table:table-cell table:number-columns-repeated="1022"/>
        </table:table-row>
        <table:table-row table:style-name="ro3">
          <table:table-cell office:value-type="string">
            <text:p>_KAW010305</text:p>
          </table:table-cell>
          <table:table-cell table:number-columns-repeated="1023"/>
        </table:table-row>
        <table:table-row table:style-name="ro3">
          <table:table-cell office:value-type="string">
            <text:p>_KAW010505</text:p>
          </table:table-cell>
          <table:table-cell office:value-type="string">
            <text:p>Primanota</text:p>
          </table:table-cell>
          <table:table-cell table:number-columns-repeated="1022"/>
        </table:table-row>
        <table:table-row table:style-name="ro3">
          <table:table-cell office:value-type="string">
            <text:p>_KAW01010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_KAW010307</text:p>
          </table:table-cell>
          <table:table-cell office:value-type="string">
            <text:p>040 / 37 86 50 50</text:p>
          </table:table-cell>
          <table:table-cell table:number-columns-repeated="1022"/>
        </table:table-row>
        <table:table-row table:style-name="ro3">
          <table:table-cell office:value-type="string">
            <text:p>_KAW010301</text:p>
          </table:table-cell>
          <table:table-cell office:value-type="string">
            <text:p>Sozietät</text:p>
          </table:table-cell>
          <table:table-cell table:number-columns-repeated="1022"/>
        </table:table-row>
        <table:table-row table:style-name="ro3">
          <table:table-cell office:value-type="string">
            <text:p>_KAW010311</text:p>
          </table:table-cell>
          <table:table-cell office:value-type="float" office:value="20354">
            <text:p>20354</text:p>
          </table:table-cell>
          <table:table-cell table:number-columns-repeated="1022"/>
        </table:table-row>
        <table:table-row table:style-name="ro3">
          <table:table-cell office:value-type="string">
            <text:p>_KAW010413</text:p>
          </table:table-cell>
          <table:table-cell table:number-columns-repeated="1023"/>
        </table:table-row>
        <table:table-row table:style-name="ro3">
          <table:table-cell office:value-type="string">
            <text:p>_KAW010303</text:p>
          </table:table-cell>
          <table:table-cell office:value-type="string">
            <text:p>Rechtsanwälte und Steuerberater</text:p>
          </table:table-cell>
          <table:table-cell table:number-columns-repeated="1022"/>
        </table:table-row>
        <table:table-row table:style-name="ro3">
          <table:table-cell office:value-type="string">
            <text:p>_KAW010313</text:p>
          </table:table-cell>
          <table:table-cell table:number-columns-repeated="1023"/>
        </table:table-row>
        <table:table-row table:style-name="ro3">
          <table:table-cell office:value-type="string">
            <text:p>_KAW010404</text:p>
          </table:table-cell>
          <table:table-cell office:value-type="string">
            <text:p>Piratenpartei Deutschland Bundesverband</text:p>
          </table:table-cell>
          <table:table-cell table:number-columns-repeated="1022"/>
        </table:table-row>
        <table:table-row table:style-name="ro3">
          <table:table-cell office:value-type="string">
            <text:p>_KAW010414</text:p>
          </table:table-cell>
          <table:table-cell table:number-columns-repeated="1023"/>
        </table:table-row>
        <table:table-row table:style-name="ro3">
          <table:table-cell office:value-type="string">
            <text:p>_KAW010406</text:p>
          </table:table-cell>
          <table:table-cell office:value-type="string">
            <text:p>10115 Berlin</text:p>
          </table:table-cell>
          <table:table-cell table:number-columns-repeated="1022"/>
        </table:table-row>
        <table:table-row table:style-name="ro3">
          <table:table-cell office:value-type="string">
            <text:p>_KAW010416</text:p>
          </table:table-cell>
          <table:table-cell table:number-columns-repeated="1023"/>
        </table:table-row>
        <table:table-row table:style-name="ro3">
          <table:table-cell office:value-type="string">
            <text:p>_KAW010502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410</text:p>
          </table:table-cell>
          <table:table-cell table:number-columns-repeated="1023"/>
        </table:table-row>
        <table:table-row table:style-name="ro3">
          <table:table-cell office:value-type="string">
            <text:p>_KAW020001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405</text:p>
          </table:table-cell>
          <table:table-cell office:value-type="string">
            <text:p>Pflugstraße 9a</text:p>
          </table:table-cell>
          <table:table-cell table:number-columns-repeated="1022"/>
        </table:table-row>
        <table:table-row table:style-name="ro3">
          <table:table-cell office:value-type="string">
            <text:p>_KAW010412</text:p>
          </table:table-cell>
          <table:table-cell table:number-columns-repeated="1023"/>
        </table:table-row>
        <table:table-row table:style-name="ro3">
          <table:table-cell office:value-type="string">
            <text:p>_KAW010504</text:p>
          </table:table-cell>
          <table:table-cell office:value-type="string">
            <text:p>FIBU</text:p>
          </table:table-cell>
          <table:table-cell table:number-columns-repeated="1022"/>
        </table:table-row>
        <table:table-row table:style-name="ro3">
          <table:table-cell office:value-type="string">
            <text:p>_KAW010108</text:p>
          </table:table-cell>
          <table:table-cell table:number-columns-repeated="1023"/>
        </table:table-row>
        <table:table-row table:style-name="ro3">
          <table:table-cell office:value-type="string">
            <text:p>_KAW010402</text:p>
          </table:table-cell>
          <table:table-cell table:number-columns-repeated="1023"/>
        </table:table-row>
        <table:table-row table:style-name="ro3">
          <table:table-cell office:value-type="string">
            <text:p>_KAW004001</text:p>
          </table:table-cell>
          <table:table-cell table:number-columns-repeated="1023"/>
        </table:table-row>
        <table:table-row table:style-name="ro3">
          <table:table-cell office:value-type="string">
            <text:p>_KAW010407</text:p>
          </table:table-cell>
          <table:table-cell table:number-columns-repeated="1023"/>
        </table:table-row>
        <table:table-row table:style-name="ro3">
          <table:table-cell office:value-type="string">
            <text:p>_KAW010104</text:p>
          </table:table-cell>
          <table:table-cell office:value-type="string">
            <text:p>13.12.2009</text:p>
          </table:table-cell>
          <table:table-cell table:number-columns-repeated="1022"/>
        </table:table-row>
        <table:table-row table:style-name="ro3">
          <table:table-cell office:value-type="string">
            <text:p>_KAW010408</text:p>
          </table:table-cell>
          <table:table-cell table:number-columns-repeated="1023"/>
        </table:table-row>
        <table:table-row table:style-name="ro3">
          <table:table-cell office:value-type="string">
            <text:p>_KAW010110</text:p>
          </table:table-cell>
          <table:table-cell table:number-columns-repeated="1023"/>
        </table:table-row>
        <table:table-row table:style-name="ro3">
          <table:table-cell office:value-type="string">
            <text:p>_KAW010995</text:p>
          </table:table-cell>
          <table:table-cell office:value-type="string">
            <text:p>EFC3144B-83F6-41A4-A0E5-3E3FCDD358A8</text:p>
          </table:table-cell>
          <table:table-cell table:number-columns-repeated="1022"/>
        </table:table-row>
        <table:table-row table:style-name="ro3">
          <table:table-cell office:value-type="string">
            <text:p>_KAW010102</text:p>
          </table:table-cell>
          <table:table-cell table:number-columns-repeated="1023"/>
        </table:table-row>
        <table:table-row table:style-name="ro3">
          <table:table-cell office:value-type="string">
            <text:p>_KAW010205</text:p>
          </table:table-cell>
          <table:table-cell table:number-columns-repeated="1023"/>
        </table:table-row>
        <table:table-row table:style-name="ro3">
          <table:table-cell office:value-type="string">
            <text:p>_KAW999000</text:p>
          </table:table-cell>
          <table:table-cell table:style-name="ce64" office:value-type="string">
            <text:p>J</text:p>
          </table:table-cell>
          <table:table-cell table:number-columns-repeated="1022"/>
        </table:table-row>
        <table:table-row table:style-name="ro3">
          <table:table-cell office:value-type="string">
            <text:p>_KAW999985</text:p>
          </table:table-cell>
          <table:table-cell table:style-name="ce64" office:value-type="string">
            <text:p>002006999120003PCD006999983008K0000016</text:p>
          </table:table-cell>
          <table:table-cell table:number-columns-repeated="1022"/>
        </table:table-row>
        <table:table-row table:style-name="ro3">
          <table:table-cell office:value-type="string">
            <text:p>_KAW999120</text:p>
          </table:table-cell>
          <table:table-cell table:style-name="ce64" office:value-type="string">
            <text:p>PCD</text:p>
          </table:table-cell>
          <table:table-cell table:number-columns-repeated="1022"/>
        </table:table-row>
        <table:table-row table:style-name="ro3">
          <table:table-cell office:value-type="string">
            <text:p>_KAW999983</text:p>
          </table:table-cell>
          <table:table-cell table:style-name="ce64" office:value-type="string">
            <text:p>K0000016</text:p>
          </table:table-cell>
          <table:table-cell table:number-columns-repeated="1022"/>
        </table:table-row>
        <table:table-row table:style-name="ro3">
          <table:table-cell office:value-type="string">
            <text:p>_KAW002952</text:p>
          </table:table-cell>
          <table:table-cell table:style-name="ce64" office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_KAW002954</text:p>
          </table:table-cell>
          <table:table-cell table:style-name="ce64" office:value-type="string">
            <text:p>66010</text:p>
          </table:table-cell>
          <table:table-cell table:number-columns-repeated="1022"/>
        </table:table-row>
        <table:table-row table:style-name="ro3" table:number-rows-repeated="65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4" table:base-cell-address="$Januar.$A$1" table:cell-range-address="$April.$A$4:.$L$206"/>
        <table:named-range table:name="Excel_BuiltIn__FilterDatabase_8" table:base-cell-address="$Januar.$A$1" table:cell-range-address="$August.$A$4:.$L$204"/>
        <table:named-range table:name="Excel_BuiltIn__FilterDatabase_12" table:base-cell-address="$Januar.$A$1" table:cell-range-address="$Dezember.$A$4:.$L$204"/>
        <table:named-range table:name="Excel_BuiltIn__FilterDatabase_2" table:base-cell-address="$Januar.$A$1" table:cell-range-address="$Februar.$A$4:.$L$204"/>
        <table:named-range table:name="Excel_BuiltIn__FilterDatabase_1" table:base-cell-address="$Januar.$A$1" table:cell-range-address="$Januar.$A$4:.$L$201"/>
        <table:named-range table:name="Excel_BuiltIn__FilterDatabase_7" table:base-cell-address="$Januar.$A$1" table:cell-range-address="$Juli.$A$4:.$L$204"/>
        <table:named-range table:name="Excel_BuiltIn__FilterDatabase_6" table:base-cell-address="$Januar.$A$1" table:cell-range-address="$Juni.$A$4:.$L$204"/>
        <table:named-range table:name="Excel_BuiltIn__FilterDatabase_5" table:base-cell-address="$Januar.$A$1" table:cell-range-address="$Mai.$A$4:.$L$204"/>
        <table:named-range table:name="Excel_BuiltIn__FilterDatabase_3" table:base-cell-address="$Januar.$A$1" table:cell-range-address="$März.$A$4:.$L$204"/>
        <table:named-range table:name="Excel_BuiltIn__FilterDatabase_11" table:base-cell-address="$Januar.$A$1" table:cell-range-address="$November.$A$4:.$L$204"/>
        <table:named-range table:name="Excel_BuiltIn__FilterDatabase_10" table:base-cell-address="$Januar.$A$1" table:cell-range-address="$Oktober.$A$4:.$L$204"/>
        <table:named-range table:name="Excel_BuiltIn__FilterDatabase_9" table:base-cell-address="$Januar.$A$1" table:cell-range-address="$September.$A$4:.$L$204"/>
      </table:named-expressions>
      <table:database-ranges>
        <table:database-range table:name="Excel_BuiltIn__FilterDatabase_1" table:target-range-address="Januar.A4:Januar.L201" table:display-filter-buttons="true"/>
        <table:database-range table:name="Excel_BuiltIn__FilterDatabase_10" table:target-range-address="Oktober.A4:Oktober.L204" table:display-filter-buttons="true"/>
        <table:database-range table:name="Excel_BuiltIn__FilterDatabase_11" table:target-range-address="November.A4:November.L204" table:display-filter-buttons="true"/>
        <table:database-range table:name="Excel_BuiltIn__FilterDatabase_12" table:target-range-address="Dezember.A4:Dezember.L204" table:display-filter-buttons="true"/>
        <table:database-range table:name="Excel_BuiltIn__FilterDatabase_2" table:target-range-address="Februar.A4:Februar.L204" table:display-filter-buttons="true"/>
        <table:database-range table:name="Excel_BuiltIn__FilterDatabase_3" table:target-range-address="März.A4:März.L204" table:display-filter-buttons="true"/>
        <table:database-range table:name="Excel_BuiltIn__FilterDatabase_4" table:target-range-address="April.A4:April.L206" table:display-filter-buttons="true"/>
        <table:database-range table:name="Excel_BuiltIn__FilterDatabase_5" table:target-range-address="Mai.A4:Mai.L204" table:display-filter-buttons="true"/>
        <table:database-range table:name="Excel_BuiltIn__FilterDatabase_6" table:target-range-address="Juni.A4:Juni.L204" table:display-filter-buttons="true"/>
        <table:database-range table:name="Excel_BuiltIn__FilterDatabase_7" table:target-range-address="Juli.A4:Juli.L204" table:display-filter-buttons="true"/>
        <table:database-range table:name="Excel_BuiltIn__FilterDatabase_8" table:target-range-address="August.A4:August.L204" table:display-filter-buttons="true"/>
        <table:database-range table:name="Excel_BuiltIn__FilterDatabase_9" table:target-range-address="September.A4:September.L2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  <number:text> DM </number:text>
    </number:number-style>
    <number:number-style style:name="N111P1" style:volatile="true">
      <number:text>-</number:text>
      <number:number number:decimal-places="2" number:min-integer-digits="1" number:grouping="true"/>
      <number:text> DM </number:text>
    </number:number-style>
    <number:number-style style:name="N111P2" style:volatile="true">
      <number:text> -</number:text>
      <number:number number:decimal-places="0" number:min-integer-digits="0"/>
      <number:text> DM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5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integer-digits="1" number:grouping="true"/>
      <number:text> €</number:text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DM </number:text>
    </number:number-style>
    <number:number-style style:name="N151P1" style:volatile="true">
      <number:text>-</number:text>
      <number:number number:decimal-places="0" number:min-integer-digits="1" number:grouping="true"/>
      <number:text> DM </number:text>
    </number:number-style>
    <number:number-style style:name="N151P2" style:volatile="true">
      <number:text> -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   </number:text>
    </number:number-style>
    <number:number-style style:name="N155P1" style:volatile="true">
      <number:text>-</number:text>
      <number:number number:decimal-places="0" number:min-integer-digits="1" number:grouping="true"/>
      <number:text>       </number:text>
    </number:number-style>
    <number:number-style style:name="N155P2" style:volatile="true">
      <number:text> -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integer-digits="1" number:grouping="true"/>
      <number:text>       </number:text>
    </number:number-style>
    <number:number-style style:name="N159P2" style:volatile="true">
      <number:text> -</number:text>
      <number:number number: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62P0"/>
    </number:number-style>
    <number:date-style style:name="N164P0" style:volatile="true">
      <number:day/>
      <number:text>.</number:text>
      <number:month/>
      <number:text>.</number:text>
      <number:year/>
    </number:date-style>
    <number:text-style style:name="N164">
      <number:text-content/>
      <style:map style:condition="value()&gt;=0" style:apply-style-name="N164P0"/>
    </number:text-style>
    <number:date-style style:name="N165P0" style:volatile="true">
      <number:day/>
      <number:text>. </number:text>
      <number:month number:textual="true"/>
      <number:text>. </number:text>
      <number:year number:style="long"/>
    </number:date-style>
    <number:text-style style:name="N165">
      <number:text-content/>
      <style:map style:condition="value()&gt;=0" style:apply-style-name="N16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Times New Roman" fo:font-size="12pt" style:font-size-asian="12pt" style:font-name-complex="Times New Roman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5"/>
    <style:style style:name="Excel_5f_BuiltIn_5f_Currency" style:display-name="Excel_BuiltIn_Currency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first-page-number="continue" style:scale-to-X="1" style:scale-to-Y="3" style:writing-mode="lr-tb"/>
      <style:header-style>
        <style:header-footer-properties fo:min-height="0.751cm" fo:margin-left="0cm" fo:margin-right="0cm" fo:margin-bottom="0.776cm"/>
      </style:header-style>
      <style:footer-style>
        <style:header-footer-properties fo:min-height="0.751cm" fo:margin-left="0cm" fo:margin-right="0cm" fo:margin-top="0.776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18.07.2010</text:date>, <text:time>12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uar" style:display-name="PageStyle_Janua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Februar" style:display-name="PageStyle_Februa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März" style:display-name="PageStyle_März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pril" style:display-name="PageStyle_Apr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Mai" style:display-name="PageStyle_Ma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Juni" style:display-name="PageStyle_Jun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Juli" style:display-name="PageStyle_Jul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ugust" style:display-name="PageStyle_Augu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eptember" style:display-name="PageStyle_Septemb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Oktober" style:display-name="PageStyle_Oktob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November" style:display-name="PageStyle_Novemb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ezember" style:display-name="PageStyle_Dezemb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_5f__5f_Goal_5f_Metadata" style:display-name="PageStyle___Goal_Meta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er</meta:initial-creator>
    <meta:creation-date>2009-12-14T00:40:36</meta:creation-date>
    <dc:creator>admin</dc:creator>
    <dc:date>2010-05-12T08:16:52</dc:date>
    <meta:print-date>2010-04-22T12:59:33</meta:print-date>
    <meta:generator>OpenOffice.org/3.1$Win32 OpenOffice.org_project/310m11$Build-9399</meta:generator>
    <meta:document-statistic meta:table-count="13" meta:cell-count="16750" meta:object-count="0"/>
  </office:meta>
</office:document-meta>
</file>